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3.4cm" svg:height="1.8cm" svg:x="8.4cm" svg:y="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spiral-right">
                  <anim:animateMotion smil:dur="2s" smil:fill="hold" smil:targetElement="id1" svg:path="M 0 0  C -0.004 -0.08927  0.046 -0.16655  0.113 -0.17188  C 0.177 -0.17854  0.237 -0.11858  0.241 -0.03198  C 0.246 0.04797  0.204 0.12258  0.144 0.12791  C 0.089 0.13191  0.037 0.08261  0.033 0.00799  C 0.029 -0.05996  0.064 -0.12391  0.115 -0.12924  C 0.162 -0.13324  0.206 -0.09194  0.209 -0.02931  C 0.212 0.02665  0.184 0.08128  0.142 0.08394  C 0.104 0.08794  0.068 0.05596  0.065 0.00533  C 0.063 -0.03997  0.084 -0.08394  0.117 -0.08661  C 0.146 -0.08927  0.175 -0.06529  0.177 -0.02665  C 0.179 0.00666  0.164 0.03864  0.14 0.0413  C 0.12 0.04397  0.099 0.02931  0.098 0.00266  C 0.096 -0.01865  0.104 -0.0413  0.119 -0.04397  C 0.131 -0.04397  0.143 -0.03864  0.145 -0.02398  C 0.146 -0.01466  0.144 -0.00533  0.138 -0.00133  C 0.135 0  0.133 0  0.13 -0.00133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7:53:39.036000000</meta:creation-date>
    <dc:date>2018-07-15T17:54:11.510000000</dc:date>
    <meta:editing-duration>PT33S</meta:editing-duration>
    <meta:editing-cycles>1</meta:editing-cycles>
    <meta:generator>LibreOfficeDev/6.2.0.0.alpha0$Windows_X86_64 LibreOffice_project/3222ff04160604031a54868e3c11006048420866</meta:generator>
    <meta:document-statistic meta:object-count="24"/>
  </office:meta>
</office:document-meta>
</file>